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19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20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21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22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23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24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25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26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27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28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29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30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31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32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33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34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35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40" style:family="paragraph" style:parent-style-name="Standard">
      <style:text-properties officeooo:paragraph-rsid="0002079a"/>
    </style:style>
    <style:style style:name="P41" style:family="paragraph" style:parent-style-name="Standard">
      <style:text-properties officeooo:paragraph-rsid="000875c0"/>
    </style:style>
    <style:style style:name="P42" style:family="paragraph" style:parent-style-name="Standard">
      <style:text-properties officeooo:rsid="0009e350" officeooo:paragraph-rsid="0009e350"/>
    </style:style>
    <style:style style:name="P43" style:family="paragraph" style:parent-style-name="Standard">
      <style:text-properties officeooo:paragraph-rsid="000b3ecc"/>
    </style:style>
    <style:style style:name="P44" style:family="paragraph" style:parent-style-name="Standard">
      <style:text-properties officeooo:paragraph-rsid="000c6ea2"/>
    </style:style>
    <style:style style:name="P45" style:family="paragraph" style:parent-style-name="Standard">
      <style:text-properties officeooo:paragraph-rsid="00100777"/>
    </style:style>
    <style:style style:name="P46" style:family="paragraph" style:parent-style-name="Standard">
      <style:text-properties officeooo:paragraph-rsid="0011a2f5"/>
    </style:style>
    <style:style style:name="P47" style:family="paragraph" style:parent-style-name="Standard">
      <style:text-properties fo:font-size="12pt" style:font-size-asian="12pt" style:font-size-complex="12pt"/>
    </style:style>
    <style:style style:name="P48" style:family="paragraph" style:parent-style-name="Standard">
      <style:text-properties officeooo:paragraph-rsid="0019d4f8"/>
    </style:style>
    <style:style style:name="P49" style:family="paragraph" style:parent-style-name="Text_20_body">
      <style:text-properties officeooo:rsid="0019d4f8" officeooo:paragraph-rsid="0019d4f8"/>
    </style:style>
    <style:style style:name="P50" style:family="paragraph" style:parent-style-name="Heading_20_2">
      <style:text-properties officeooo:paragraph-rsid="000b3ecc"/>
    </style:style>
    <style:style style:name="P51" style:family="paragraph" style:parent-style-name="Heading_20_2">
      <style:text-properties officeooo:paragraph-rsid="000875c0"/>
    </style:style>
    <style:style style:name="P52" style:family="paragraph" style:parent-style-name="Heading_20_2">
      <style:text-properties officeooo:paragraph-rsid="000c6ea2"/>
    </style:style>
    <style:style style:name="P53" style:family="paragraph" style:parent-style-name="Heading_20_2">
      <style:text-properties officeooo:paragraph-rsid="0011a2f5"/>
    </style:style>
    <style:style style:name="P54" style:family="paragraph" style:parent-style-name="Heading_20_2">
      <style:text-properties officeooo:paragraph-rsid="00100777"/>
    </style:style>
    <style:style style:name="P55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56" style:family="paragraph" style:parent-style-name="Heading_20_2">
      <style:text-properties style:font-name="Gadugi" fo:font-weight="normal" officeooo:rsid="001c055a" officeooo:paragraph-rsid="0021038e" style:font-weight-asian="normal" style:font-weight-complex="normal"/>
    </style:style>
    <style:style style:name="P57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58" style:family="paragraph" style:parent-style-name="Heading_20_2">
      <style:text-properties officeooo:paragraph-rsid="0021038e"/>
    </style:style>
    <style:style style:name="P59" style:family="paragraph" style:parent-style-name="Heading_20_2">
      <style:text-properties officeooo:paragraph-rsid="0025e663"/>
    </style:style>
    <style:style style:name="P60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6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69" style:family="paragraph" style:parent-style-name="Standard">
      <style:text-properties officeooo:paragraph-rsid="0021038e"/>
    </style:style>
    <style:style style:name="P70" style:family="paragraph" style:parent-style-name="Standard">
      <style:text-properties officeooo:paragraph-rsid="0025e663"/>
    </style:style>
    <style:style style:name="P71" style:family="paragraph" style:parent-style-name="Standard">
      <style:text-properties officeooo:rsid="0027fcd3" officeooo:paragraph-rsid="0027fcd3"/>
    </style:style>
    <style:style style:name="P72" style:family="paragraph" style:parent-style-name="Text_20_body">
      <style:text-properties officeooo:paragraph-rsid="0021038e"/>
    </style:style>
    <style:style style:name="P73" style:family="paragraph" style:parent-style-name="Text_20_body">
      <style:text-properties officeooo:paragraph-rsid="0025e663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bold" officeooo:rsid="0002079a" style:font-weight-asian="bold" style:font-weight-complex="bold"/>
    </style:style>
    <style:style style:name="T21" style:family="text">
      <style:text-properties style:font-name="Gadugi" fo:font-weight="bold" officeooo:rsid="0001a1fd" style:font-weight-asian="bold" style:font-weight-complex="bold"/>
    </style:style>
    <style:style style:name="T22" style:family="text">
      <style:text-properties style:font-name="Gadugi" officeooo:rsid="0001a1fd"/>
    </style:style>
    <style:style style:name="T23" style:family="text">
      <style:text-properties style:font-name="Gadugi" officeooo:rsid="0009e350"/>
    </style:style>
    <style:style style:name="T24" style:family="text">
      <style:text-properties officeooo:rsid="0002079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7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8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9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30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31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32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33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34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35" style:family="text">
      <style:text-properties officeooo:rsid="0011a2f5"/>
    </style:style>
    <style:style style:name="T36" style:family="text">
      <style:text-properties officeooo:rsid="0009e350" style:font-name-asian="Microsoft YaHei" style:font-name-complex="Mangal"/>
    </style:style>
    <style:style style:name="T37" style:family="text">
      <style:text-properties officeooo:rsid="000c6ea2" style:font-name-asian="Microsoft YaHei" style:font-name-complex="Mangal"/>
    </style:style>
    <style:style style:name="T38" style:family="text">
      <style:text-properties officeooo:rsid="00100777" style:font-name-asian="Microsoft YaHei" style:font-name-complex="Mangal"/>
    </style:style>
    <style:style style:name="T39" style:family="text">
      <style:text-properties officeooo:rsid="0011a2f5" style:font-name-asian="Microsoft YaHei" style:font-name-complex="Mangal"/>
    </style:style>
    <style:style style:name="T40" style:family="text">
      <style:text-properties officeooo:rsid="00182eb3" style:font-name-asian="Microsoft YaHei" style:font-name-complex="Mangal"/>
    </style:style>
    <style:style style:name="T41" style:family="text">
      <style:text-properties officeooo:rsid="001b639e"/>
    </style:style>
    <style:style style:name="T42" style:family="text">
      <style:text-properties officeooo:rsid="0021038e"/>
    </style:style>
    <style:style style:name="T43" style:family="text">
      <style:text-properties officeooo:rsid="0022551f"/>
    </style:style>
    <style:style style:name="T44" style:family="text">
      <style:text-properties officeooo:rsid="0023fcd9"/>
    </style:style>
    <style:style style:name="T45" style:family="text">
      <style:text-properties officeooo:rsid="0025e6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iming Rifle Idle</text:h>
      <text:p text:style-name="P3"/>
      <text:p text:style-name="P7"><text:span text:style-name="T25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18">Breath: 50</text:p>
      <text:p text:style-name="P18">Aim Height: 50</text:p>
      <text:p text:style-name="Standard">Direciton: 50</text:p>
      <text:p text:style-name="Standard">Overdrive: 50</text:p>
      <text:p text:style-name="P18">Character Arm-Space: 50</text:p>
      <text:p text:style-name="P18">Trim: 95 total frames</text:p>
      <text:p text:style-name="P18">Mirror: false</text:p>
      <text:p text:style-name="P18"/>
      <text:p text:style-name="P47">Combination of original <text:span text:style-name="T1">Rifle Aiming Idle </text:span>and <text:s/>Aiming Rifle Str<text:span text:style-name="T36">a</text:span>fe <text:span text:style-name="T37">Right </text:span><text:span text:style-name="T38">T</text:span><text:span text:style-name="T39">hird Speed </text:span><text:span text:style-name="T40">(combined within Blender)</text:span></text:p>
      <text:p text:style-name="P18"/>
      <text:p text:style-name="P37"/>
      <text:p text:style-name="P18"/>
      <text:h text:style-name="P50" text:outline-level="2">Aiming Rifle <text:span text:style-name="T26">Walking F</text:span><text:span text:style-name="T28">orward</text:span></text:h>
      <text:p text:style-name="P5"/>
      <text:p text:style-name="P43"><text:span text:style-name="T21">Original name: </text:span><text:span text:style-name="T22">W</text:span><text:span text:style-name="T23">alking </text:span></text:p>
      <text:p text:style-name="P32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32"/>
      <text:p text:style-name="P9"/>
      <text:p text:style-name="P14">Values:</text:p>
      <text:p text:style-name="P43"><text:span text:style-name="T6">S</text:span><text:span text:style-name="T7">tance</text:span><text:span text:style-name="T6">: 8</text:span><text:span text:style-name="T8">0</text:span></text:p>
      <text:p text:style-name="P38">Speed: 100</text:p>
      <text:p text:style-name="P43"><text:span text:style-name="T6">Overdrive: 6</text:span><text:span text:style-name="T8">5</text:span></text:p>
      <text:p text:style-name="P21">Character Arm-Space: 50</text:p>
      <text:p text:style-name="P43"><text:span text:style-name="T6">Trim: 2</text:span><text:span text:style-name="T7">3</text:span><text:span text:style-name="T6"> total frames</text:span></text:p>
      <text:p text:style-name="P21">Mirror: false</text:p>
      <text:p text:style-name="P32"><text:span text:style-name="T24">I</text:span>n Place: true</text:p>
      <text:p text:style-name="P32"/>
      <text:p text:style-name="P37">Rough BPM: 165</text:p>
      <text:p text:style-name="P18"/>
      <text:h text:style-name="P51" text:outline-level="2">Aiming Rifle <text:span text:style-name="T26">Walking Backwards</text:span></text:h>
      <text:p text:style-name="P4"/>
      <text:p text:style-name="P41"><text:span text:style-name="T21">Original name: </text:span><text:span text:style-name="T22">W</text:span><text:span text:style-name="T23">alking Backwards</text:span></text:p>
      <text:p text:style-name="P20"><text:soft-page-break/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41"><text:span text:style-name="T6">S</text:span><text:span text:style-name="T7">tance</text:span><text:span text:style-name="T6">: 7</text:span><text:span text:style-name="T7">5</text:span></text:p>
      <text:p text:style-name="P42"><text:span text:style-name="T7">S</text:span><text:span text:style-name="T3">peed: 100</text:span></text:p>
      <text:p text:style-name="P20">Overdrive: 50</text:p>
      <text:p text:style-name="P20">Character Arm-Space: 50</text:p>
      <text:p text:style-name="P41"><text:span text:style-name="T6">Trim: 2</text:span><text:span text:style-name="T7">2</text:span><text:span text:style-name="T6"> total frames</text:span></text:p>
      <text:p text:style-name="P20">Mirror: false</text:p>
      <text:p text:style-name="P31"><text:span text:style-name="T24">I</text:span>n Place: true</text:p>
      <text:p text:style-name="P31"/>
      <text:p text:style-name="P37">Rough BPM: 165</text:p>
      <text:p text:style-name="P31"/>
      <text:p text:style-name="P31"/>
      <text:p text:style-name="P18"/>
      <text:p text:style-name="P18"/>
      <text:h text:style-name="Heading_20_2" text:outline-level="2">Aiming Rifle Str<text:span text:style-name="T27">a</text:span>fe Left</text:h>
      <text:p text:style-name="P26"/>
      <text:p text:style-name="P40"><text:span text:style-name="T20">Original Name:</text:span><text:span text:style-name="T4"> Strafe Left</text:span></text:p>
      <text:p text:style-name="P40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26"/>
      <text:p text:style-name="P12">Values:</text:p>
      <text:p text:style-name="P40"><text:span text:style-name="T6">B</text:span><text:span text:style-name="T5">ody Height</text:span><text:span text:style-name="T6">: 7</text:span><text:span text:style-name="T5">0</text:span></text:p>
      <text:p text:style-name="P40"><text:span text:style-name="T6">S</text:span><text:span text:style-name="T5">tride length</text:span><text:span text:style-name="T6">: 1</text:span><text:span text:style-name="T5">00</text:span></text:p>
      <text:p text:style-name="P40"><text:span text:style-name="T6">Overdrive: 7</text:span><text:span text:style-name="T5">5</text:span></text:p>
      <text:p text:style-name="P19">Character Arm-Space: 50</text:p>
      <text:p text:style-name="P40"><text:span text:style-name="T6">Trim: 2</text:span><text:span text:style-name="T5">2</text:span><text:span text:style-name="T6"> total frames</text:span></text:p>
      <text:p text:style-name="P26">Mirror: false</text:p>
      <text:p text:style-name="P30"><text:span text:style-name="T24">I</text:span>n Place: true</text:p>
      <text:p text:style-name="P30"/>
      <text:p text:style-name="P37">Rough BPM: 165</text:p>
      <text:p text:style-name="P30"/>
      <text:h text:style-name="P52" text:outline-level="2">Aiming Rifle Str<text:span text:style-name="T27">a</text:span>fe <text:span text:style-name="T29">Right</text:span></text:h>
      <text:p text:style-name="P27"/>
      <text:p text:style-name="P44"><text:span text:style-name="T20">Original Name:</text:span><text:span text:style-name="T4"> Strafe R</text:span><text:span text:style-name="T9">ight</text:span></text:p>
      <text:p text:style-name="P44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27"/>
      <text:p text:style-name="P15">Values:</text:p>
      <text:p text:style-name="P44"><text:span text:style-name="T6">B</text:span><text:span text:style-name="T5">ody Height</text:span><text:span text:style-name="T6">: 7</text:span><text:span text:style-name="T5">0</text:span></text:p>
      <text:p text:style-name="P44"><text:span text:style-name="T6">S</text:span><text:span text:style-name="T5">tride length</text:span><text:span text:style-name="T6">: 9</text:span><text:span text:style-name="T9">0</text:span></text:p>
      <text:p text:style-name="P44"><text:soft-page-break/><text:span text:style-name="T6">Overdrive: 7</text:span><text:span text:style-name="T5">5</text:span></text:p>
      <text:p text:style-name="P22">Character Arm-Space: 50</text:p>
      <text:p text:style-name="P44"><text:span text:style-name="T6">Trim: 2</text:span><text:span text:style-name="T5">1</text:span><text:span text:style-name="T6"> total frames</text:span></text:p>
      <text:p text:style-name="P27">Mirror: false</text:p>
      <text:p text:style-name="P33"><text:span text:style-name="T24">I</text:span>n Place: true</text:p>
      <text:p text:style-name="P33"/>
      <text:p text:style-name="P37">Rough BPM: 165</text:p>
      <text:p text:style-name="P37"/>
      <text:h text:style-name="P53" text:outline-level="2">Aiming Rifle <text:span text:style-name="T26">Walking F</text:span><text:span text:style-name="T28">orward </text:span><text:span text:style-name="T31">ThirdSpeed</text:span></text:h>
      <text:p text:style-name="P6"/>
      <text:p text:style-name="P46"><text:span text:style-name="T21">Original name: </text:span><text:span text:style-name="T22">W</text:span><text:span text:style-name="T23">alking </text:span></text:p>
      <text:p text:style-name="P35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35"/>
      <text:p text:style-name="P10"/>
      <text:p text:style-name="P17">Values:</text:p>
      <text:p text:style-name="P46"><text:span text:style-name="T6">S</text:span><text:span text:style-name="T7">tance</text:span><text:span text:style-name="T6">: 9</text:span><text:span text:style-name="T13">0</text:span></text:p>
      <text:p text:style-name="P46"><text:span text:style-name="T7">Speed: 3</text:span><text:span text:style-name="T13">0</text:span></text:p>
      <text:p text:style-name="P46"><text:span text:style-name="T6">Overdrive: 5</text:span><text:span text:style-name="T13">0</text:span></text:p>
      <text:p text:style-name="P24">Character Arm-Space: 50</text:p>
      <text:p text:style-name="P46"><text:span text:style-name="T6">Trim: 6</text:span><text:span text:style-name="T13">4</text:span><text:span text:style-name="T6"> total frames</text:span></text:p>
      <text:p text:style-name="P24">Mirror: false</text:p>
      <text:p text:style-name="P35"><text:span text:style-name="T24">I</text:span>n Place: true</text:p>
      <text:p text:style-name="P35"/>
      <text:p text:style-name="P46"><text:span text:style-name="T10">Rough BPM: 5</text:span><text:span text:style-name="T12">5</text:span></text:p>
      <text:p text:style-name="P24"/>
      <text:h text:style-name="P53" text:outline-level="2">Aiming Rifle <text:span text:style-name="T26">Walking Backwards </text:span><text:span text:style-name="T31">ThirdSpeed</text:span></text:h>
      <text:p text:style-name="P6"/>
      <text:p text:style-name="P46"><text:span text:style-name="T21">Original name: </text:span><text:span text:style-name="T22">W</text:span><text:span text:style-name="T23">alking Backwards</text:span></text:p>
      <text:p text:style-name="P24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46"><text:span text:style-name="T6">S</text:span><text:span text:style-name="T7">tance</text:span><text:span text:style-name="T6">: 8</text:span><text:span text:style-name="T13">7</text:span></text:p>
      <text:p text:style-name="P46"><text:span text:style-name="T7">Speed: 1</text:span><text:span text:style-name="T13">0</text:span></text:p>
      <text:p text:style-name="P46"><text:span text:style-name="T6">Overdrive: 4</text:span><text:span text:style-name="T13">0</text:span></text:p>
      <text:p text:style-name="P46"><text:span text:style-name="T6">Character Arm-Space: 5</text:span><text:span text:style-name="T13">0</text:span></text:p>
      <text:p text:style-name="P46"><text:span text:style-name="T6">Trim: 6</text:span><text:span text:style-name="T13">4</text:span><text:span text:style-name="T6"> total frames</text:span></text:p>
      <text:p text:style-name="P24">Mirror: false</text:p>
      <text:p text:style-name="P35"><text:span text:style-name="T24">I</text:span>n Place: true</text:p>
      <text:p text:style-name="P35"/>
      <text:p text:style-name="P46">Rough BPM: <text:span text:style-name="T35">55</text:span></text:p>
      <text:p text:style-name="P37"><text:soft-page-break/></text:p>
      <text:h text:style-name="P54" text:outline-level="2">Aiming Rifle Str<text:span text:style-name="T27">a</text:span>fe Left <text:span text:style-name="T30">T</text:span><text:span text:style-name="T31">hirdSpeed</text:span></text:h>
      <text:p text:style-name="P28"/>
      <text:p text:style-name="P45"><text:span text:style-name="T20">Original Name:</text:span><text:span text:style-name="T4"> Strafe Left</text:span></text:p>
      <text:p text:style-name="P45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28"/>
      <text:p text:style-name="P16">Values:</text:p>
      <text:p text:style-name="P45"><text:span text:style-name="T6">B</text:span><text:span text:style-name="T5">ody Height</text:span><text:span text:style-name="T6">: 8</text:span><text:span text:style-name="T13">5</text:span></text:p>
      <text:p text:style-name="P45"><text:span text:style-name="T6">S</text:span><text:span text:style-name="T5">tride length</text:span><text:span text:style-name="T6">: 1</text:span><text:span text:style-name="T13">0</text:span></text:p>
      <text:p text:style-name="P45"><text:span text:style-name="T6">Overdrive: 4</text:span><text:span text:style-name="T13">5</text:span></text:p>
      <text:p text:style-name="P23">Character Arm-Space: 50</text:p>
      <text:p text:style-name="P45"><text:span text:style-name="T6">Trim: 6</text:span><text:span text:style-name="T13">6</text:span><text:span text:style-name="T6"> total frames</text:span></text:p>
      <text:p text:style-name="P28">Mirror: false</text:p>
      <text:p text:style-name="P34"><text:span text:style-name="T24">I</text:span>n Place: true</text:p>
      <text:p text:style-name="P34"/>
      <text:p text:style-name="P45"><text:span text:style-name="T10">Rough BPM: 5</text:span><text:span text:style-name="T12">5</text:span></text:p>
      <text:p text:style-name="P39"/>
      <text:h text:style-name="P54" text:outline-level="2">Aiming Rifle Str<text:span text:style-name="T27">a</text:span>fe <text:span text:style-name="T29">Right </text:span><text:span text:style-name="T30">T</text:span><text:span text:style-name="T31">hird Speed</text:span></text:h>
      <text:p text:style-name="P28"/>
      <text:p text:style-name="P45"><text:span text:style-name="T20">Original Name:</text:span><text:span text:style-name="T4"> Strafe R</text:span><text:span text:style-name="T9">ight</text:span></text:p>
      <text:p text:style-name="P45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28"/>
      <text:p text:style-name="P16">Values:</text:p>
      <text:p text:style-name="P45"><text:span text:style-name="T6">B</text:span><text:span text:style-name="T5">ody Height</text:span><text:span text:style-name="T6">: 8</text:span><text:span text:style-name="T11">5</text:span></text:p>
      <text:p text:style-name="P45"><text:span text:style-name="T6">S</text:span><text:span text:style-name="T5">tride length</text:span><text:span text:style-name="T6">: 5</text:span></text:p>
      <text:p text:style-name="P45"><text:span text:style-name="T6">Overdrive: 4</text:span><text:span text:style-name="T13">0</text:span></text:p>
      <text:p text:style-name="P23">Character Arm-Space: 50</text:p>
      <text:p text:style-name="P45"><text:span text:style-name="T6">Trim: 6</text:span><text:span text:style-name="T13">7 </text:span><text:span text:style-name="T6">total frames</text:span></text:p>
      <text:p text:style-name="P28">Mirror: false</text:p>
      <text:p text:style-name="P34"><text:span text:style-name="T24">I</text:span>n Place: true</text:p>
      <text:p text:style-name="P34"/>
      <text:p text:style-name="P45"><text:span text:style-name="T11">Rough BPM: 5</text:span><text:span text:style-name="T12">5</text:span></text:p>
      <text:p text:style-name="P60"/>
      <text:p text:style-name="P60"/>
      <text:h text:style-name="Heading_20_2" text:outline-level="2">Turning Right 45 Degrees Improved - not so much root motion</text:h>
      <text:p text:style-name="Text_20_body"/>
      <text:p text:style-name="P49"><text:span text:style-name="T25">Original Name: </text:span>Turning Right 45 Degrees</text:p>
      <text:p text:style-name="P49"><text:soft-page-break/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49"/>
      <text:p text:style-name="P68">Values:</text:p>
      <text:p text:style-name="P48"><text:span text:style-name="T6">Overdrive: </text:span><text:span text:style-name="T14">50</text:span></text:p>
      <text:p text:style-name="P25">Character Arm-Space: 50</text:p>
      <text:p text:style-name="P48"><text:span text:style-name="T6">Trim: 3</text:span><text:span text:style-name="T14">1</text:span><text:span text:style-name="T13"> </text:span><text:span text:style-name="T6">total frames</text:span></text:p>
      <text:p text:style-name="P29">Mirror: false</text:p>
      <text:p text:style-name="P29"/>
      <text:p text:style-name="P29">→<text:span text:style-name="T41"> the animation is played at -1 speed for the left side, also root motion in x y and z was taken way in unity (all keyframes but the first ones)</text:span></text:p>
      <text:p text:style-name="P29"/>
      <text:h text:style-name="Heading_20_1" text:outline-level="1">Rifle Idle</text:h>
      <text:p text:style-name="P29"/>
      <text:h text:style-name="Heading_20_2" text:outline-level="2">Rifle Idle Walking Forward:</text:h>
      <text:p text:style-name="Text_20_body"/>
      <text:p text:style-name="P69"><text:span text:style-name="T20">Original Name:</text:span><text:span text:style-name="T4"> R</text:span><text:span text:style-name="T16">ifle Walk</text:span></text:p>
      <text:p text:style-name="P69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62"/>
      <text:p text:style-name="P69"><text:span text:style-name="T21">Values:</text:span></text:p>
      <text:p text:style-name="P69"><text:span text:style-name="T6">Overdrive: 5</text:span><text:span text:style-name="T16">0</text:span></text:p>
      <text:p text:style-name="P64">Character Arm-Space: 50</text:p>
      <text:p text:style-name="P69"><text:span text:style-name="T6">Trim: 4</text:span><text:span text:style-name="T16">0</text:span><text:span text:style-name="T13"> </text:span><text:span text:style-name="T6">total frames</text:span></text:p>
      <text:p text:style-name="P62">Mirror: false</text:p>
      <text:p text:style-name="P66"><text:span text:style-name="T24">I</text:span>n Place: true</text:p>
      <text:p text:style-name="P66"/>
      <text:p text:style-name="P69"><text:span text:style-name="T11">Rough BPM: </text:span><text:span text:style-name="T15">90</text:span></text:p>
      <text:p text:style-name="P69"><text:span text:style-name="T15"/></text:p>
      <text:h text:style-name="P58" text:outline-level="2">Rifle Idle Walking <text:span text:style-name="T32">B</text:span><text:span text:style-name="T33">ackwards</text:span>:</text:h>
      <text:p text:style-name="P72"/>
      <text:p text:style-name="P69"><text:span text:style-name="T20">Original Name:</text:span><text:span text:style-name="T4"> B</text:span><text:span text:style-name="T18">ackwards Rifle Walk</text:span></text:p>
      <text:p text:style-name="P69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62"/>
      <text:p text:style-name="P69"><text:span text:style-name="T21">Values:</text:span></text:p>
      <text:p text:style-name="P69"><text:span text:style-name="T6">Overdrive: 5</text:span><text:span text:style-name="T16">0</text:span></text:p>
      <text:p text:style-name="P64">Character Arm-Space: 50</text:p>
      <text:p text:style-name="P69"><text:span text:style-name="T6">Trim: 3</text:span><text:span text:style-name="T17">9 </text:span><text:span text:style-name="T6">total frames</text:span></text:p>
      <text:p text:style-name="P62"><text:soft-page-break/>Mirror: false</text:p>
      <text:p text:style-name="P66"><text:span text:style-name="T24">I</text:span>n Place: true</text:p>
      <text:p text:style-name="P66"/>
      <text:p text:style-name="P69"><text:span text:style-name="T11">Rough BPM: </text:span><text:span text:style-name="T15">90</text:span></text:p>
      <text:p text:style-name="P69"><text:span text:style-name="T15"/></text:p>
      <text:h text:style-name="P59" text:outline-level="2">Rifle Idle <text:span text:style-name="T32">T</text:span><text:span text:style-name="T34">urn:</text:span></text:h>
      <text:p text:style-name="P73"/>
      <text:p text:style-name="P70"><text:span text:style-name="T20">Original Name:</text:span><text:span text:style-name="T4"> R</text:span><text:span text:style-name="T19">ifle Turn</text:span></text:p>
      <text:p text:style-name="P70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70"><text:span text:style-name="T4"/></text:p>
      <text:p text:style-name="P63"/>
      <text:p text:style-name="P70"><text:span text:style-name="T21">Values:</text:span></text:p>
      <text:p text:style-name="P70"><text:span text:style-name="T6">Overdrive: 5</text:span><text:span text:style-name="T16">0</text:span></text:p>
      <text:p text:style-name="P65">Character Arm-Space: 50</text:p>
      <text:p text:style-name="P70"><text:span text:style-name="T6">Trim: 6</text:span><text:span text:style-name="T19">0</text:span><text:span text:style-name="T17"> </text:span><text:span text:style-name="T6">total frames</text:span></text:p>
      <text:p text:style-name="P63">Mirror: false</text:p>
      <text:p text:style-name="P67"/>
      <text:p text:style-name="P70"><text:span text:style-name="T11">//Rough BPM: </text:span><text:span text:style-name="T15">90?</text:span></text:p>
      <text:p text:style-name="P70"><text:span text:style-name="T15"/></text:p>
      <text:p text:style-name="P71"><text:span text:style-name="T15">L</text:span><text:span text:style-name="T3">oop Pose: true</text:span></text:p>
      <text:p text:style-name="P71"><text:span text:style-name="T3">- deleted all root motion except y and all root rotation, shortened clip to be smoother</text:span></text:p>
      <text:h text:style-name="P57" text:outline-level="2"><text:span text:style-name="T15"/></text:h>
      <text:h text:style-name="P56" text:outline-level="2"><text:span text:style-name="T15"/></text:h>
      <text:h text:style-name="P55" text:outline-level="2"/>
      <text:p text:style-name="P36"/>
      <text:p text:style-name="P49"/>
      <text:p text:style-name="P30"/>
      <text:p text:style-name="P30"/>
      <text:p text:style-name="P18"/>
      <text:p text:style-name="P18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2T11:55:46.606000000</dc:date>
    <meta:editing-duration>PT1H48M21S</meta:editing-duration>
    <meta:editing-cycles>28</meta:editing-cycles>
    <meta:document-statistic meta:table-count="0" meta:image-count="0" meta:object-count="0" meta:page-count="6" meta:paragraph-count="149" meta:word-count="463" meta:character-count="3369" meta:non-whitespace-character-count="3052"/>
  </office:meta>
</office:document-meta>
</file>